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35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Fundamentos de processos de negócio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5">Fonte: WERLICH, C. </text:span><text:span text:style-name="T6">Análise e Modelagem de Sistemas</text:span><text:span text:style-name="T5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Introdução aos Fundamentos de Processos de Negóc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nálise de Sistemas e Processos de Negócio</text:p>
                <text:list>
                  <text:list-item>
                    <text:p>Atividade que surge da observação.</text:p>
                  </text:list-item>
                  <text:list-item>
                    <text:p>Estabelece um plano de melhoria.</text:p>
                  </text:list-item>
                  <text:list-item>
                    <text:p>Realiza o monitoramento.</text:p>
                  </text:list-item>
                </text:list>
              </text:list-item>
              <text:list-item>
                <text:p>Atividade Intuitiva no Dia a Dia</text:p>
                <text:list>
                  <text:list-item>
                    <text:p>Exemplo: mudar um móvel de lugar em casa.</text:p>
                  </text:list-item>
                  <text:list-item>
                    <text:p>Visa ganhar espaço ou melhorar a utilização.</text:p>
                  </text:list-item>
                </text:list>
              </text:list-item>
              <text:list-item>
                <text:p>Objetivo Central</text:p>
                <text:list>
                  <text:list-item>
                    <text:p>A avaliação de processos de negócio visa a otimiza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Desafio Prático: A Indústria Alimentí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enário da Empresa</text:p>
                <text:list>
                  <text:list-item>
                    <text:p>Indústria alimentícia buscando melhoria de processos.</text:p>
                  </text:list-item>
                  <text:list-item>
                    <text:p>Preparação para um novo software de gestão.</text:p>
                  </text:list-item>
                </text:list>
              </text:list-item>
              <text:list-item>
                <text:p>Seu Papel no Projeto</text:p>
                <text:list>
                  <text:list-item>
                    <text:p>Auxiliar na construção de processos de negócio.</text:p>
                  </text:list-item>
                  <text:list-item>
                    <text:p>Com foco em visão funcional e ponta a ponta.</text:p>
                  </text:list-item>
                </text:list>
              </text:list-item>
              <text:list-item>
                <text:p>Necessidade de Classificação</text:p>
                <text:list>
                  <text:list-item>
                    <text:p>Compreender e classificar as áreas de negócio.</text:p>
                  </text:list-item>
                  <text:list-item>
                    <text:p>Desenhar processos que atendam à T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Estrutura Organizacional da Indústria Alimentí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otal de Colaboradores</text:p>
                <text:list>
                  <text:list-item>
                    <text:p>A organização conta com 38 colaboradores.</text:p>
                  </text:list-item>
                  <text:list-item>
                    <text:p>Distribuídos em 6 áreas principais.</text:p>
                  </text:list-item>
                </text:list>
              </text:list-item>
              <text:list-item>
                <text:p>Composição das Áreas</text:p>
                <text:list>
                  <text:list-item>
                    <text:p>Administrativa (7 colaboradores): Contas a pagar, a receber, faturamento, estoquista, compras, RH, gestor.</text:p>
                  </text:list-item>
                  <text:list-item>
                    <text:p>Comercial (8 colaboradores): Gestor e consultores de vendas.</text:p>
                  </text:list-item>
                  <text:list-item>
                    <text:p>Marketing (3 colaboradores): Gestor e analistas.</text:p>
                  </text:list-item>
                </text:list>
              </text:list-item>
              <text:list-item>
                <text:p>Outras Áreas</text:p>
                <text:list>
                  <text:list-item>
                    <text:p>Produção (10 colaboradores): Gestor e operadores de produção.</text:p>
                  </text:list-item>
                  <text:list-item>
                    <text:p>Logística (7 colaboradores): Gestor, 3 motoristas e 3 ajudantes.</text:p>
                  </text:list-item>
                  <text:list-item>
                    <text:p>TI (3 colaboradores): Gestor e analist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Objetivos e Entregas do Projeto de Mape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 da Empresa</text:p>
                <text:list>
                  <text:list-item>
                    <text:p>Ter todos os processos mapeados e documentados.</text:p>
                  </text:list-item>
                  <text:list-item>
                    <text:p>TI realizando entregas satisfatórias no menor tempo possível.</text:p>
                  </text:list-item>
                </text:list>
              </text:list-item>
              <text:list-item>
                <text:p>Sua Expertise é Vital</text:p>
                <text:list>
                  <text:list-item>
                    <text:p>Validar os processos com os responsáveis de cada área.</text:p>
                  </text:list-item>
                  <text:list-item>
                    <text:p>Estruturar o melhor cenário possível para a empresa.</text:p>
                  </text:list-item>
                </text:list>
              </text:list-item>
              <text:list-item>
                <text:p>Produto da Execução das Atividades</text:p>
                <text:list>
                  <text:list-item>
                    <text:p>Um relatório detalhado para a indústria alimentícia.</text:p>
                  </text:list-item>
                  <text:list-item>
                    <text:p>Contendo aspectos levantados e respostas ger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A Importância do Segmento de Atuação e o Clien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de Processos de Negócio</text:p>
                <text:list>
                  <text:list-item>
                    <text:p>O entendimento do segmento de atuação é fundamental.</text:p>
                  </text:list-item>
                </text:list>
              </text:list-item>
              <text:list-item>
                <text:p>Relação com o Cliente</text:p>
                <text:list>
                  <text:list-item>
                    <text:p>Sempre levar em conta o atendimento satisfatório ao cliente.</text:p>
                  </text:list-item>
                  <text:list-item>
                    <text:p>Ao longo de toda a cadeia de valor.</text:p>
                  </text:list-item>
                </text:list>
              </text:list-item>
              <text:list-item>
                <text:p>Ciclo da Relação com o Cliente</text:p>
                <text:list>
                  <text:list-item>
                    <text:p>Inicia no ambiente externo.</text:p>
                  </text:list-item>
                  <text:list-item>
                    <text:p>Avança para o interno.</text:p>
                  </text:list-item>
                  <text:list-item>
                    <text:p>Retorna ao ambiente extern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Conceitos Chave para o Entendimento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co no Conhecimento</text:p>
                <text:list>
                  <text:list-item>
                    <text:p>Entendimento dos processos de negócio.</text:p>
                  </text:list-item>
                  <text:list-item>
                    <text:p>Como são estruturados.</text:p>
                  </text:list-item>
                  <text:list-item>
                    <text:p>No que diferem de outros tipos de processos.</text:p>
                  </text:list-item>
                </text:list>
              </text:list-item>
              <text:list-item>
                <text:p>Classificação e Visão de Negócio</text:p>
                <text:list>
                  <text:list-item>
                    <text:p>Aprender sobre a classificação dos processos.</text:p>
                  </text:list-item>
                  <text:list-item>
                    <text:p>Compreender a visão de negócio.</text:p>
                  </text:list-item>
                </text:list>
              </text:list-item>
              <text:list-item>
                <text:p>Análise Criteriosa da Organização</text:p>
                <text:list>
                  <text:list-item>
                    <text:p>Cada empresa tem estrutura e atividades diferentes.</text:p>
                  </text:list-item>
                  <text:list-item>
                    <text:p>Fundamental analisar com cautela para compreender as áreas e suas relaçõ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O Papel Estratégico da Tecnologia da Informação (T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tegração TI com Outras Áreas</text:p>
                <text:list>
                  <text:list-item>
                    <text:p>Significativa para evitar falhas no desenvolvimento de software.</text:p>
                  </text:list-item>
                  <text:list-item>
                    <text:p>Garante que o software não seja desconectado do negócio.</text:p>
                  </text:list-item>
                </text:list>
              </text:list-item>
              <text:list-item>
                <text:p>Contribuição Estratégica da TI</text:p>
                <text:list>
                  <text:list-item>
                    <text:p>Auxilia no desenho e gestão de processos adequados.</text:p>
                  </text:list-item>
                  <text:list-item>
                    <text:p>Permite entregas de soluções mais efetivas aos clientes.</text:p>
                  </text:list-item>
                </text:list>
              </text:list-item>
              <text:list-item>
                <text:p>Expertise da TI no Desenho de Processos</text:p>
                <text:list>
                  <text:list-item>
                    <text:p>Tecnologia pode determinar modelos de processos.</text:p>
                  </text:list-item>
                  <text:list-item>
                    <text:p>Otimiza processos e promove redução de cus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TI como Vantagem Competitiv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osicionamento Diferenciado</text:p>
                <text:list>
                  <text:list-item>
                    <text:p>Permite um posicionamento único da empresa.</text:p>
                  </text:list-item>
                  <text:list-item>
                    <text:p>Gera vantagens competitivas no mercado.</text:p>
                  </text:list-item>
                </text:list>
              </text:list-item>
              <text:list-item>
                <text:p>Exemplo: Processo de Vendas</text:p>
                <text:list>
                  <text:list-item>
                    <text:p>Desenho adequado contribui para agilidade no atendimento.</text:p>
                  </text:list-item>
                  <text:list-item>
                    <text:p>Resulta em entregas mais rápidas e satisfação do cliente.</text:p>
                  </text:list-item>
                </text:list>
              </text:list-item>
              <text:list-item>
                <text:p>Outros Processos Impactados Positivamente</text:p>
                <text:list>
                  <text:list-item>
                    <text:p>Processos financeiros.</text:p>
                  </text:list-item>
                  <text:list-item>
                    <text:p>Processos produtivos.</text:p>
                  </text:list-item>
                  <text:list-item>
                    <text:p>Muitos outros processos podem ser aprimor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Definição de Áreas de Negóc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 Principal</text:p>
                <text:list>
                  <text:list-item>
                    <text:p>Dar prosseguimento à missão organizacional.</text:p>
                  </text:list-item>
                  <text:list-item>
                    <text:p>Através da produção de bens ou serviços.</text:p>
                  </text:list-item>
                  <text:list-item>
                    <text:p>Que atendam às necessidades do cliente externo.</text:p>
                  </text:list-item>
                </text:list>
              </text:list-item>
              <text:list-item>
                <text:p>Atividades Essenciais</text:p>
                <text:list>
                  <text:list-item>
                    <text:p>Diretamente ligadas à atividade central da organização (core business).</text:p>
                  </text:list-item>
                </text:list>
              </text:list-item>
              <text:list-item>
                <text:p>Conexão com Processos de Negócio</text:p>
                <text:list>
                  <text:list-item>
                    <text:p>Ao falar de áreas de negócios, é essencial lembrar do conceito de process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O Conceito de Processo (Chiavenato, 2014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Básica</text:p>
                <text:list>
                  <text:list-item>
                    <text:p>Sequência lógica e estruturada de tarefas.</text:p>
                  </text:list-item>
                </text:list>
              </text:list-item>
              <text:list-item>
                <text:p>Componentes Fundamentais</text:p>
                <text:list>
                  <text:list-item>
                    <text:p>Entrada (input): Diversos elementos que são recebidos.</text:p>
                  </text:list-item>
                  <text:list-item>
                    <text:p>Processamento (Operação): A manipulação ou transformação dos inputs.</text:p>
                  </text:list-item>
                  <text:list-item>
                    <text:p>Saída (output): Os resultados gerados a partir do processamento.</text:p>
                  </text:list-item>
                </text:list>
              </text:list-item>
              <text:list-item>
                <text:p>Ciclo de Retroalimentação [7, Figura 2.1]</text:p>
                <text:list>
                  <text:list-item>
                    <text:p>As saídas podem influenciar as futuras entr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Detalhando Inputs e Outputs de um Processo (Paim et al., 2009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trutura do Processo de Negócio</text:p>
                <text:list>
                  <text:list-item>
                    <text:p>Deve ser estruturado a partir da perspectiva de inputs e outputs.</text:p>
                  </text:list-item>
                </text:list>
              </text:list-item>
              <text:list-item>
                <text:p>Principais Inputs (Entradas)</text:p>
                <text:list>
                  <text:list-item>
                    <text:p>Recursos humanos (pessoas disponíveis).</text:p>
                  </text:list-item>
                  <text:list-item>
                    <text:p>Máquinas e equipamentos (computadores, maquinário).</text:p>
                  </text:list-item>
                  <text:list-item>
                    <text:p>Materiais (insumos para produção ou outros).</text:p>
                  </text:list-item>
                  <text:list-item>
                    <text:p>Recursos financeiros.</text:p>
                  </text:list-item>
                </text:list>
              </text:list-item>
              <text:list-item>
                <text:p>Mais Inputs</text:p>
                <text:list>
                  <text:list-item>
                    <text:p>Informações (do cliente, mercado, estoque).</text:p>
                  </text:list-item>
                  <text:list-item>
                    <text:p>Procedimentos (como as tarefas devem ser executadas).</text:p>
                  </text:list-item>
                </text:list>
              </text:list-item>
              <text:list-item>
                <text:p>Outputs (Saídas)</text:p>
                <text:list>
                  <text:list-item>
                    <text:p>Representam o resultado final do processamento dos recursos de entrada.</text:p>
                  </text:list-item>
                  <text:list-item>
                    <text:p>Objetivo é gerar um produto ou serviç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Complexidade e a Necessidade de Document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ariação da Complexidade</text:p>
                <text:list>
                  <text:list-item>
                    <text:p>Processos podem ser simples (ex: ligar uma TV) ou complexos (ex: fazer uma TV).</text:p>
                  </text:list-item>
                  <text:list-item>
                    <text:p>A complexidade afeta a dificuldade de modelagem e gerenciamento.</text:p>
                  </text:list-item>
                </text:list>
              </text:list-item>
              <text:list-item>
                <text:p>Documentação Adequada</text:p>
                <text:list>
                  <text:list-item>
                    <text:p>Necessária para processos simples e complexos.</text:p>
                  </text:list-item>
                  <text:list-item>
                    <text:p>Detalha como tarefas e atividades devem ser executadas.</text:p>
                  </text:list-item>
                  <text:list-item>
                    <text:p>Define a quem cabe a execução das tarefas.</text:p>
                  </text:list-item>
                </text:list>
              </text:list-item>
              <text:list-item>
                <text:p>Benefícios da Documentação</text:p>
                <text:list>
                  <text:list-item>
                    <text:p>Favorece a padronização.</text:p>
                  </text:list-item>
                  <text:list-item>
                    <text:p>Pode evitar interferências em outros process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Decomposição de Processos: Macroprocesso, Processo e Subprocess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íveis Hierárquicos</text:p>
                <text:list>
                  <text:list-item>
                    <text:p>Macroprocesso: Os processos mais abrangentes da organização.</text:p>
                  </text:list-item>
                  <text:list-item>
                    <text:p>Processo: Subdivisões dos macroprocessos.</text:p>
                  </text:list-item>
                  <text:list-item>
                    <text:p>Subprocesso: Fracionamentos dos processos.</text:p>
                  </text:list-item>
                </text:list>
              </text:list-item>
              <text:list-item>
                <text:p>Organização Lógica</text:p>
                <text:list>
                  <text:list-item>
                    <text:p>Representa uma estrutura de como o trabalho é dividido e executado.</text:p>
                  </text:list-item>
                </text:list>
              </text:list-item>
              <text:list-item>
                <text:p>Visualização da Decomposição [10, Figura 2.2]</text:p>
                <text:list>
                  <text:list-item>
                    <text:p>Demonstra a relação entre os diferentes níve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Exemplo Prático de Decomposição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enário: Montadora Automobilística</text:p>
                <text:list>
                  <text:list-item>
                    <text:p>Macroprocesso: Fabricar Automóvel.</text:p>
                  </text:list-item>
                </text:list>
              </text:list-item>
              <text:list-item>
                <text:p>Exemplos de Processos (Subdivisões)</text:p>
                <text:list>
                  <text:list-item>
                    <text:p>Desenvolvimento de produto.</text:p>
                  </text:list-item>
                  <text:list-item>
                    <text:p>Produção.</text:p>
                  </text:list-item>
                </text:list>
              </text:list-item>
              <text:list-item>
                <text:p>Exemplos de Subprocessos (Subdivisões da Produção)</text:p>
                <text:list>
                  <text:list-item>
                    <text:p>Pintura.</text:p>
                  </text:list-item>
                  <text:list-item>
                    <text:p>Montagem.</text:p>
                  </text:list-item>
                  <text:list-item>
                    <text:p>Outros, como Design e Segurança (do processo de Desenvolvimento de Produto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Processo de Negócio: Visão de Valor Agregado (Brocke e Rosemann, 2013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Central</text:p>
                <text:list>
                  <text:list-item>
                    <text:p>Consolidação de atividades/tarefas.</text:p>
                  </text:list-item>
                  <text:list-item>
                    <text:p>Visam atingir um resultado que demonstre valor agregado ao cliente.</text:p>
                  </text:list-item>
                </text:list>
              </text:list-item>
              <text:list-item>
                <text:p>Meios de Entrega de Valor</text:p>
                <text:list>
                  <text:list-item>
                    <text:p>Por meio de um bem ou serviço.</text:p>
                  </text:list-item>
                </text:list>
              </text:list-item>
              <text:list-item>
                <text:p>Estrutura do Trabalho</text:p>
                <text:list>
                  <text:list-item>
                    <text:p>Realiza o sequenciamento lógico de atividades/tarefas.</text:p>
                  </text:list-item>
                  <text:list-item>
                    <text:p>Descreve como o trabalho deverá ser execut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Classificação Essencial dos Processos de Negóc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ês Categorias Principais (Brocke e Rosemann, 2013)</text:p>
                <text:list>
                  <text:list-item>
                    <text:p>Processos Primários: Diretamente ligados ao cliente final.</text:p>
                  </text:list-item>
                  <text:list-item>
                    <text:p>Processos de Suporte: Apoiam os processos primários e de gerenciamento.</text:p>
                  </text:list-item>
                  <text:list-item>
                    <text:p>Processos de Gerenciamento: Monitoram e controlam as atividades.</text:p>
                  </text:list-item>
                </text:list>
              </text:list-item>
              <text:list-item>
                <text:p>Interação Contínua</text:p>
                <text:list>
                  <text:list-item>
                    <text:p>Existe interação e dependência entre essas classificações.</text:p>
                  </text:list-item>
                </text:list>
              </text:list-item>
              <text:list-item>
                <text:p>Direcionamento de Esforços</text:p>
                <text:list>
                  <text:list-item>
                    <text:p>A classificação serve para direcionar os esforços das empres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Processos Primários: O Core Busines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exão Direta</text:p>
                <text:list>
                  <text:list-item>
                    <text:p>Vinculados ao core business (negócio principal) da organização.</text:p>
                  </text:list-item>
                  <text:list-item>
                    <text:p>São as atividades essenciais.</text:p>
                  </text:list-item>
                </text:list>
              </text:list-item>
              <text:list-item>
                <text:p>Agregação de Valor ao Cliente Final</text:p>
                <text:list>
                  <text:list-item>
                    <text:p>Os resultados demonstram a satisfação do cliente.</text:p>
                  </text:list-item>
                  <text:list-item>
                    <text:p>Ajudam a traduzir a missão da organização.</text:p>
                  </text:list-item>
                </text:list>
              </text:list-item>
              <text:list-item>
                <text:p>Exemplos Típicos</text:p>
                <text:list>
                  <text:list-item>
                    <text:p>Produção de produtos.</text:p>
                  </text:list-item>
                  <text:list-item>
                    <text:p>Entrega ao cliente.</text:p>
                  </text:list-item>
                  <text:list-item>
                    <text:p>Marketing.</text:p>
                  </text:list-item>
                </text:list>
              </text:list-item>
              <text:list-item>
                <text:p>Fluxo Transfronteiriço</text:p>
                <text:list>
                  <text:list-item>
                    <text:p>Podem iniciar e terminar fora da organização.</text:p>
                  </text:list-item>
                  <text:list-item>
                    <text:p>Diretamente relacionados com a entrega final ao cli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Processos de Suporte: O Apoio Essenci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unção de Apoio</text:p>
                <text:list>
                  <text:list-item>
                    <text:p>Suportam as ações dos processos primários e de gerenciamento.</text:p>
                  </text:list-item>
                  <text:list-item>
                    <text:p>Apoiam os outros dois grupos de processos.</text:p>
                  </text:list-item>
                </text:list>
              </text:list-item>
              <text:list-item>
                <text:p>Agregação de Valor Indireta</text:p>
                <text:list>
                  <text:list-item>
                    <text:p>Auxiliam os processos primários a realizarem entregas de valor.</text:p>
                  </text:list-item>
                  <text:list-item>
                    <text:p>Agregam valor ao processo, não diretamente ao cliente final.</text:p>
                  </text:list-item>
                </text:list>
              </text:list-item>
              <text:list-item>
                <text:p>Impacto nos Processos Primários</text:p>
                <text:list>
                  <text:list-item>
                    <text:p>Uma boa execução dos processos de suporte impacta positivamente os processos primários.</text:p>
                  </text:list-item>
                  <text:list-item>
                    <text:p>Gerando um resultado positivo indireto para o cli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Exemplos de Áreas e Contexto dos Processos de Supor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Áreas Típicas de Suporte</text:p>
                <text:list>
                  <text:list-item>
                    <text:p>Recursos Humanos.</text:p>
                  </text:list-item>
                  <text:list-item>
                    <text:p>Tecnologia da Informação.</text:p>
                  </text:list-item>
                  <text:list-item>
                    <text:p>Contabilidade.</text:p>
                  </text:list-item>
                  <text:list-item>
                    <text:p>Contas a Pagar.</text:p>
                  </text:list-item>
                </text:list>
              </text:list-item>
              <text:list-item>
                <text:p>Não Conectados Direto ao Cliente</text:p>
                <text:list>
                  <text:list-item>
                    <text:p>Geralmente, não têm interação direta com o cliente final.</text:p>
                  </text:list-item>
                </text:list>
              </text:list-item>
              <text:list-item>
                <text:p>Contexto Específico da Organização</text:p>
                <text:list>
                  <text:list-item>
                    <text:p>A classificação de um processo como suporte deve ser avaliada caso a caso.</text:p>
                  </text:list-item>
                  <text:list-item>
                    <text:p>Exemplo: para um escritório de contabilidade, "contabilidade" é um processo primári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Processos de Gerenciamento: Monitoramento e Control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tureza Similar ao Suporte</text:p>
                <text:list>
                  <text:list-item>
                    <text:p>Funciona como um processo secundário.</text:p>
                  </text:list-item>
                  <text:list-item>
                    <text:p>Agrega valor aos processos primários e de suporte.</text:p>
                  </text:list-item>
                </text:list>
              </text:list-item>
              <text:list-item>
                <text:p>Não Agrega Valor Direto ao Cliente</text:p>
                <text:list>
                  <text:list-item>
                    <text:p>O valor para o cliente é indireto, através da melhoria dos processos.</text:p>
                  </text:list-item>
                </text:list>
              </text:list-item>
              <text:list-item>
                <text:p>Foco (Brocke e Rosemann, 2013)</text:p>
                <text:list>
                  <text:list-item>
                    <text:p>Ligado ao monitoramento e controle das atividades organizacionais.</text:p>
                  </text:list-item>
                  <text:list-item>
                    <text:p>Acompanhamento de resultados para determinar satisfação e melhorias.</text:p>
                  </text:list-item>
                </text:list>
              </text:list-item>
              <text:list-item>
                <text:p>Objetivo Final</text:p>
                <text:list>
                  <text:list-item>
                    <text:p>Fazer com que os objetivos organizacionais sejam atingi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Ferramentas e Mecanismos dos Processos de Gerenci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nitoramento e Controle</text:p>
                <text:list>
                  <text:list-item>
                    <text:p>Acontecem por meio de gerenciamento estratégico.</text:p>
                  </text:list-item>
                  <text:list-item>
                    <text:p>E por gerenciamento de performance (desempenho).</text:p>
                  </text:list-item>
                </text:list>
              </text:list-item>
              <text:list-item>
                <text:p>Propósito</text:p>
                <text:list>
                  <text:list-item>
                    <text:p>Acompanhar, medir ou controlar o andamento dos processos primários e de suporte.</text:p>
                  </text:list-item>
                </text:list>
              </text:list-item>
              <text:list-item>
                <text:p>Indicadores de Desempenho</text:p>
                <text:list>
                  <text:list-item>
                    <text:p>Essenciais para o controle.</text:p>
                  </text:list-item>
                  <text:list-item>
                    <text:p>Estabelecidos por cada organização de acordo com suas atividades.</text:p>
                  </text:list-item>
                  <text:list-item>
                    <text:p>Cada organização terá indicadores diferentes para monitora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O Impacto da Classificação dos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cepção do Cliente</text:p>
                <text:list>
                  <text:list-item>
                    <text:p>Problemas em processos primários: o cliente "sente" de forma imediata.</text:p>
                  </text:list-item>
                  <text:list-item>
                    <text:p>Problemas em processos de suporte ou gerenciamento: o impacto no cliente é geralmente menor ou imperceptível.</text:p>
                  </text:list-item>
                </text:list>
              </text:list-item>
              <text:list-item>
                <text:p>Direcionamento de Esforços</text:p>
                <text:list>
                  <text:list-item>
                    <text:p>A classificação direciona onde a empresa deve focar seus esforços de melhoria.</text:p>
                  </text:list-item>
                </text:list>
              </text:list-item>
              <text:list-item>
                <text:p>Importância do Gerenciamento</text:p>
                <text:list>
                  <text:list-item>
                    <text:p>Gerenciar processos é de grande relevância.</text:p>
                  </text:list-item>
                  <text:list-item>
                    <text:p>Acarreta em benefícios que geram impactos diretos no cli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Benefícios do Gerenciamento de Processos (Valle, Oliveira e Braconi, 2013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linhamento Estratégico</text:p>
                <text:list>
                  <text:list-item>
                    <text:p>Alinhamento dos processos com a estratégia organizacional.</text:p>
                  </text:list-item>
                </text:list>
              </text:list-item>
              <text:list-item>
                <text:p>Melhoria e Redução</text:p>
                <text:list>
                  <text:list-item>
                    <text:p>Melhoria da qualidade dos processos e dos produtos.</text:p>
                  </text:list-item>
                  <text:list-item>
                    <text:p>Redução de custos por meio de um olhar mais crítico.</text:p>
                  </text:list-item>
                </text:list>
              </text:list-item>
              <text:list-item>
                <text:p>Simplificação e Otimização</text:p>
                <text:list>
                  <text:list-item>
                    <text:p>Redução da complexidade dos processos, facilitando a interação entre áreas.</text:p>
                  </text:list-item>
                  <text:list-item>
                    <text:p>Readequação e redução de tempo em muitos casos.</text:p>
                  </text:list-item>
                </text:list>
              </text:list-item>
              <text:list-item>
                <text:p>Engajamento e Automação</text:p>
                <text:list>
                  <text:list-item>
                    <text:p>Aumento do envolvimento e comprometimento dos stakeholders.</text:p>
                  </text:list-item>
                  <text:list-item>
                    <text:p>Melhor delegação de responsabilidades.</text:p>
                  </text:list-item>
                  <text:list-item>
                    <text:p>Possibilidade de automação de processos não essencia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Visão Funcional da Organ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trutura Hierárquica (De Sordi, 2018)</text:p>
                <text:list>
                  <text:list-item>
                    <text:p>Ligada à estrutura hierárquica da organização.</text:p>
                  </text:list-item>
                  <text:list-item>
                    <text:p>Modelo de visualização vertical.</text:p>
                  </text:list-item>
                </text:list>
              </text:list-item>
              <text:list-item>
                <text:p>Organização por Departamento</text:p>
                <text:list>
                  <text:list-item>
                    <text:p>Processos são vistos por departamento.</text:p>
                  </text:list-item>
                  <text:list-item>
                    <text:p>Cada departamento gerencia um recurso específico de sua área.</text:p>
                  </text:list-item>
                </text:list>
              </text:list-item>
              <text:list-item>
                <text:p>Características de Silos</text:p>
                <text:list>
                  <text:list-item>
                    <text:p>Não trabalha a conectividade entre as áreas de negócios.</text:p>
                  </text:list-item>
                  <text:list-item>
                    <text:p>Cada área é percebida isoladamente, sem conexão.</text:p>
                  </text:list-item>
                  <text:list-item>
                    <text:p>Gera coordenação deficitária e desconhecimento de processos.</text:p>
                  </text:list-item>
                </text:list>
              </text:list-item>
              <text:list-item>
                <text:p>Fluxo de Informação</text:p>
                <text:list>
                  <text:list-item>
                    <text:p>Ocorre em um padrão hierárquico (de cima para baixo).</text:p>
                  </text:list-item>
                  <text:list-item>
                    <text:p>Não promove a comunicação horizon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Limitações e Desafios da Visão Funcion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rientação para o Mercado</text:p>
                <text:list>
                  <text:list-item>
                    <text:p>Baixa orientação para o mercado.</text:p>
                  </text:list-item>
                  <text:list-item>
                    <text:p>Dificuldade em perceber tendências e necessidades dos clientes.</text:p>
                  </text:list-item>
                </text:list>
              </text:list-item>
              <text:list-item>
                <text:p>Foco e Avaliação de Desempenho</text:p>
                <text:list>
                  <text:list-item>
                    <text:p>Objetivos vistos isoladamente (cada departamento foca nos seus).</text:p>
                  </text:list-item>
                  <text:list-item>
                    <text:p>Desempenhos avaliados de forma departamental.</text:p>
                  </text:list-item>
                </text:list>
              </text:list-item>
              <text:list-item>
                <text:p>Desenvolvimento de Competências</text:p>
                <text:list>
                  <text:list-item>
                    <text:p>Privilegia uma visão restrita, não ampla, no desenvolvimento de competências funcionais.</text:p>
                  </text:list-item>
                  <text:list-item>
                    <text:p>Reconhecimento individualizado e restrito.</text:p>
                  </text:list-item>
                </text:list>
              </text:list-item>
              <text:list-item>
                <text:p>Preocupação com o Todo</text:p>
                <text:list>
                  <text:list-item>
                    <text:p>Orçamentos locais não se comunicam.</text:p>
                  </text:list-item>
                  <text:list-item>
                    <text:p>Não existe preocupação pelos processos como um to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Visão de Processos Ponta a Pont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tegração Horizontal [21, Figura 2.4]</text:p>
                <text:list>
                  <text:list-item>
                    <text:p>Mostra integração entre diretorias e gerências.</text:p>
                  </text:list-item>
                  <text:list-item>
                    <text:p>Maior possibilidade de atender às necessidades dos clientes.</text:p>
                  </text:list-item>
                </text:list>
              </text:list-item>
              <text:list-item>
                <text:p>Visão Ampla e Conexão</text:p>
                <text:list>
                  <text:list-item>
                    <text:p>Trafega e visualiza a conexão entre todos os departamentos.</text:p>
                  </text:list-item>
                  <text:list-item>
                    <text:p>Perspectiva horizontal.</text:p>
                  </text:list-item>
                </text:list>
              </text:list-item>
              <text:list-item>
                <text:p>Critérios Avaliados</text:p>
                <text:list>
                  <text:list-item>
                    <text:p>Envolve questões como tempo, custos, capacidade e qualidade.</text:p>
                  </text:list-item>
                  <text:list-item>
                    <text:p>Permite compreender a contribuição de cada parte para o cliente.</text:p>
                  </text:list-item>
                </text:list>
              </text:list-item>
              <text:list-item>
                <text:p>Agregação de Valor</text:p>
                <text:list>
                  <text:list-item>
                    <text:p>Representa uma forma eficaz de agregar valor ao cli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Detalhes da Visão de Processos Ponta a Pont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cesso Interfuncional (ABPMP, 2013)</text:p>
                <text:list>
                  <text:list-item>
                    <text:p>Vai além das funções departamentais.</text:p>
                  </text:list-item>
                  <text:list-item>
                    <text:p>Conecta todos os departamentos vinculados a um processo.</text:p>
                  </text:list-item>
                </text:list>
              </text:list-item>
              <text:list-item>
                <text:p>Processo Interorganizacional</text:p>
                <text:list>
                  <text:list-item>
                    <text:p>Além de conectar departamentos internos, conecta elementos externos à organização (ex: parceiros).</text:p>
                  </text:list-item>
                  <text:list-item>
                    <text:p>Exemplo: E-commerce e Cross Docking com armazém parceiro.</text:p>
                  </text:list-item>
                </text:list>
              </text:list-item>
              <text:list-item>
                <text:p>Objetivo Final: Cliente</text:p>
                <text:list>
                  <text:list-item>
                    <text:p>Possibilita ampliar a perspectiva organizacional para melhor atender às necessidades do cliente.</text:p>
                  </text:list-item>
                  <text:list-item>
                    <text:p>Valor é a percepção do cliente sobre um benefício recebido.</text:p>
                  </text:list-item>
                </text:list>
              </text:list-item>
              <text:list-item>
                <text:p>Adaptação Contínua</text:p>
                <text:list>
                  <text:list-item>
                    <text:p>Organizações devem rever estratégias para atender às necessidades mutáveis dos clientes (ex: indústria automobilística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Remodelagem Organizacional pela Visão por Process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Priorização dos Processos (Paim et al, 2009)</text:p>
                <text:list>
                  <text:list-item>
                    <text:p>A estrutura organizacional é remodelada.</text:p>
                  </text:list-item>
                  <text:list-item>
                    <text:p>Processos se tornam o eixo gerencial mais importante que o eixo funcional.</text:p>
                  </text:list-item>
                </text:list>
              </text:list-item>
              <text:list-item>
                <text:p>Avaliação Global e Conjunta</text:p>
                <text:list>
                  <text:list-item>
                    <text:p>Todas as decisões são avaliadas de forma conjunta e globalmente.</text:p>
                  </text:list-item>
                </text:list>
              </text:list-item>
              <text:list-item>
                <text:p>Elementos Avaliados Globalmente</text:p>
                <text:list>
                  <text:list-item>
                    <text:p>Sistemas de informação.</text:p>
                  </text:list-item>
                  <text:list-item>
                    <text:p>Avaliação de desempenho.</text:p>
                  </text:list-item>
                  <text:list-item>
                    <text:p>Alocação de recursos financeiros.</text:p>
                  </text:list-item>
                  <text:list-item>
                    <text:p>Requisitos dos clientes.</text:p>
                  </text:list-item>
                </text:list>
              </text:list-item>
              <text:list-item>
                <text:p>Integração para Modelagem de Sistemas</text:p>
                <text:list>
                  <text:list-item>
                    <text:p>A integração entre as áreas é necessária para que a modelagem de sistema aconteça de forma adequ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omplexidade de Processos em Cenários Reais (Exemplo GLP)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Integração Crucial no Desenvolvimento de Software</text:p>
                <text:list>
                  <text:list-item>
                    <text:p>Desenvolver um software de gestão sem integração entre áreas é ineficaz.</text:p>
                  </text:list-item>
                  <text:list-item>
                    <text:p>Informações de diferentes áreas são interdependentes.</text:p>
                  </text:list-item>
                </text:list>
              </text:list-item>
              <text:list-item>
                <text:p>Variáveis Complexas do Negócio</text:p>
                <text:list>
                  <text:list-item>
                    <text:p>Compra em litros e venda em quilos (GLP).</text:p>
                  </text:list-item>
                  <text:list-item>
                    <text:p>Alteração de massa em função da temperatura.</text:p>
                  </text:list-item>
                  <text:list-item>
                    <text:p>Necessidade de modelo de estoque diferenciado.</text:p>
                  </text:list-item>
                </text:list>
              </text:list-item>
              <text:list-item>
                <text:p>Desafios de Integração Tecnológica e Legal</text:p>
                <text:list>
                  <text:list-item>
                    <text:p>Sistema de emissão de nota fiscal e boleto dentro do caminhão.</text:p>
                  </text:list-item>
                  <text:list-item>
                    <text:p>Como integrar com a legislação.</text:p>
                  </text:list-item>
                  <text:list-item>
                    <text:p>Gerenciamento remoto de abastecimento via rádio/redes.</text:p>
                  </text:list-item>
                </text:list>
              </text:list-item>
              <text:list-item>
                <text:p>Múltiplas Áreas Envolvidas</text:p>
                <text:list>
                  <text:list-item>
                    <text:p>Fiscal, Logística, TI, Faturamento, Estoque, Contas a Receber, Contas a Pagar, entre outr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onclusão: A Essência do Desenho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ucesso do Desenvolvimento de Software</text:p>
                <text:list>
                  <text:list-item>
                    <text:p>O desenho adequado de processos determina o sucesso da sua atividade.</text:p>
                  </text:list-item>
                </text:list>
              </text:list-item>
              <text:list-item>
                <text:p>Importância da Coleta de Dados</text:p>
                <text:list>
                  <text:list-item>
                    <text:p>Focar em uma coleta de dados aprofundada e adequada.</text:p>
                  </text:list-item>
                  <text:list-item>
                    <text:p>Buscar aprofundamento na informação.</text:p>
                  </text:list-item>
                  <text:list-item>
                    <text:p>Utilizar documentação como suporte.</text:p>
                  </text:list-item>
                </text:list>
              </text:list-item>
              <text:list-item>
                <text:p>Atendimento Satisfatório ao Cliente</text:p>
                <text:list>
                  <text:list-item>
                    <text:p>Fundamental para atender aos requisitos do cliente de forma satisfatór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7-03T22:54:11.619905567</dc:date>
    <meta:editing-duration>P2DT5H26M25S</meta:editing-duration>
    <meta:editing-cycles>315</meta:editing-cycles>
    <meta:generator>LibreOffice/25.2.3.2$Linux_X86_64 LibreOffice_project/520$Build-2</meta:generator>
    <dc:creator>Eduardo Furlan Miranda</dc:creator>
    <meta:document-statistic meta:object-count="15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